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6pt" officeooo:rsid="00153ce8" officeooo:paragraph-rsid="00153ce8" fo:background-color="#fff200" style:font-size-asian="96pt" style:font-size-complex="96pt"/>
    </style:style>
    <style:style style:name="T1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<text:span text:style-name="T1">E</text:span>M<text:span text:style-name="T1">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vin Kuhn</meta:initial-creator>
    <meta:creation-date>2017-10-19T21:15:43.447753891</meta:creation-date>
    <dc:date>2017-10-19T21:16:28.036904763</dc:date>
    <dc:creator>Marvin Kuhn</dc:creator>
    <meta:editing-duration>PT4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4.0.3$Linux_X86_64 LibreOffice_project/40m0$Build-3</meta:generator>
  </office:meta>
</office:document-meta>
</file>